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fd7a" officeooo:paragraph-rsid="0016fd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Web site includes information about Project Gutenberg-tm,</text:p>
      <text:p text:style-name="P1">including how to make donations to the Project Gutenberg Literary</text:p>
      <text:p text:style-name="P1">Archive Foundation, how to help produce our new eBooks, and how to</text:p>
      <text:p text:style-name="P1">subscribe to our email newsletter to hear about new eBooks.</text:p>
      <text:p text:style-name="P1"/>
      <text:p text:style-name="P1">EBooks posted prior to November 2003, with eBook numbers BELOW #10000,</text:p>
      <text:p text:style-name="P1">are filed in directories based on their release date. <text:s/>If you want to</text:p>
      <text:p text:style-name="P1">download any of these eBooks directly, rather than using the regular</text:p>
      <text:p text:style-name="P1">search system you may utilize the following addresses and just</text:p>
      <text:p text:style-name="P1">download by the etext year.</text:p>
      <text:p text:style-name="P1"/>
      <text:p text:style-name="P1"><text:s text:c="5"/>http://www.ibiblio.org/gutenberg/etext06</text:p>
      <text:p text:style-name="P1"/>
      <text:p text:style-name="P1"><text:s text:c="4"/>(Or /etext 05, 04, 03, 02, 01, 00, 99,</text:p>
      <text:p text:style-name="P1"><text:s text:c="5"/>98, 97, 96, 95, 94, 93, 92, 92, 91 or 90)</text:p>
      <text:p text:style-name="P1"/>
      <text:p text:style-name="P1">EBooks posted since November 2003, with etext numbers OVER #10000, are</text:p>
      <text:p text:style-name="P1">filed in a different way. <text:s/>The year of a release date is no longer part</text:p>
      <text:p text:style-name="P1">of the directory path. <text:s/>The path is based on the etext number (which is</text:p>
      <text:p text:style-name="P1">identical to the filename). <text:s/>The path to the file is made up of single</text:p>
      <text:p text:style-name="P1">digits corresponding to all but the last digit in the filename. <text:s/>For</text:p>
      <text:p text:style-name="P1">example an eBook of filename 10234 would be found at:</text:p>
      <text:p text:style-name="P1"/>
      <text:p text:style-name="P1"><text:s text:c="5"/>http://www.gutenberg.net/1/0/2/3/10234</text:p>
      <text:p text:style-name="P1"/>
      <text:p text:style-name="P1">or filename 24689 would be found at:</text:p>
      <text:p text:style-name="P1"><text:s text:c="5"/>http://www.gutenberg.net/2/4/6/8/24689</text:p>
      <text:p text:style-name="P1"/>
      <text:p text:style-name="P1">An alternative method of locating eBooks:</text:p>
      <text:p text:style-name="P1"><text:s text:c="5"/>http://www.gutenberg.net/GUTINDEX.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5-01-10T15:50:51.837213268</meta:creation-date>
    <dc:date>2015-01-10T15:51:48.033060640</dc:date>
    <dc:creator>paulina </dc:creator>
    <meta:editing-duration>P0D</meta:editing-duration>
    <meta:editing-cycles>1</meta:editing-cycles>
    <meta:document-statistic meta:table-count="0" meta:image-count="0" meta:object-count="0" meta:page-count="1" meta:paragraph-count="23" meta:word-count="203" meta:character-count="1289" meta:non-whitespace-character-count="1075"/>
    <meta:generator>LibreOffice/4.2.7.2$Linux_X86_64 LibreOffice_project/420m0$Build-2</meta:generator>
  </office:meta>
</office:document-meta>
</file>